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NormalWeb" style:list-style-name="LFO1" style:family="paragraph"/>
    <style:style style:name="P6" style:parent-style-name="NormalWeb" style:list-style-name="LFO1" style:family="paragraph"/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Paragraphedeliste" style:list-style-name="LFO1" style:family="paragraph">
      <style:text-properties fo:font-size="12pt" style:font-size-asian="12pt" style:font-size-complex="12pt"/>
    </style:style>
    <style:style style:name="P14" style:parent-style-name="Paragraphedeliste" style:list-style-name="LFO1" style:family="paragraph">
      <style:text-properties fo:font-size="12pt" style:font-size-asian="12pt" style:font-size-complex="12pt"/>
    </style:style>
    <style:style style:name="P15" style:parent-style-name="Paragraphedeliste" style:list-style-name="LFO1" style:family="paragraph">
      <style:text-properties fo:font-size="12pt" style:font-size-asian="12pt" style:font-size-complex="12pt"/>
    </style:style>
    <style:style style:name="P16" style:parent-style-name="Paragraphedeliste" style:list-style-name="LFO1" style:family="paragraph"/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Paragraphedelist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Description des cas d’utilisation</text:p>
        </text:list-item>
        <text:list-item>
          <text:p text:style-name="P3">Créer statechart Paiement</text:p>
        </text:list-item>
        <text:list-item>
          <text:p text:style-name="P4">Structurer le diag de classes en packages et<text:s/>mise en ordre diagramme de classes</text:p>
        </text:list-item>
        <text:list-item>
          <text:p text:style-name="P5">Spécifier les raisons pour utilise une instance de titre de transport (histoire de redondance)<text:s/></text:p>
        </text:list-item>
        <text:list-item>
          <text:p text:style-name="P6">Ajouter logo umons et faculté des sciences (théo)</text:p>
        </text:list-item>
        <text:list-item>
          <text:p text:style-name="P7">Anglais-fr et accent (théo)</text:p>
        </text:list-item>
        <text:list-item>
          <text:p text:style-name="P8">Interaction overview diagram</text:p>
        </text:list-item>
        <text:list-item>
          <text:p text:style-name="P9">Maquette</text:p>
        </text:list-item>
        <text:list-item>
          <text:p text:style-name="P10">Rapport</text:p>
        </text:list-item>
        <text:list-item>
          <text:p text:style-name="P11">Classe abstraite qui hérite d’une classe</text:p>
        </text:list-item>
        <text:list-item>
          <text:p text:style-name="P12">Enlever le bleu bb</text:p>
        </text:list-item>
        <text:list-item>
          <text:p text:style-name="P13">(qu’est ce que le clavier physique ? le clavier de l’ordinateur ?)</text:p>
        </text:list-item>
        <text:list-item>
          <text:p text:style-name="P14">(doit-on dessiner un clavier numérique ? (le tactile))</text:p>
        </text:list-item>
        <text:list-item>
          <text:p text:style-name="P15">(pour les choix de billet,… il faut pouvoir annuler/modifier les paramètres à tout moment avant le paiement)</text:p>
        </text:list-item>
        <text:list-item>
          <text:p text:style-name="P16"><text:span text:style-name="T17">(Paiement en monnaie, il faut vérifier qu’on ait assez de monnaie pour l’argent à rendre !!!<text:s/></text:span><text:span text:style-name="T18"></text:span><text:span text:style-name="T19"><text:s/>si il manque, client choisit : annuler transaction/choisir autre mode de paiement)</text:span></text:p>
        </text:list-item>
      </text:list>
      <text:p text:style-name="P20"/>
      <text:p text:style-name="Normal">() = implémenta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22T14:09:00Z</dc:date>
    <meta:template xlink:href="Normal" xlink:type="simple"/>
    <meta:editing-cycles>23</meta:editing-cycles>
    <meta:editing-duration>PT27120S</meta:editing-duration>
    <meta:document-statistic meta:page-count="1" meta:paragraph-count="1" meta:word-count="142" meta:character-count="926" meta:row-count="6" meta:non-whitespace-character-count="785"/>
  </office:meta>
</office:document-meta>
</file>